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officeooo:paragraph-rsid="002ad322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Table_20_Contents">
      <style:text-properties fo:color="#808080" loext:opacity="100%" officeooo:paragraph-rsid="002ad322"/>
    </style:style>
    <style:style style:name="P10" style:family="paragraph" style:parent-style-name="Text">
      <style:paragraph-properties fo:keep-with-next="always"/>
    </style:style>
    <style:style style:name="P11" style:family="paragraph" style:parent-style-name="Text_20_body">
      <style:text-properties officeooo:rsid="002b912a" officeooo:paragraph-rsid="002b912a"/>
    </style:style>
    <style:style style:name="P12" style:family="paragraph" style:parent-style-name="Heading_20_4">
      <style:paragraph-properties fo:break-before="page"/>
      <style:text-properties officeooo:paragraph-rsid="002ad322"/>
    </style:style>
    <style:style style:name="P13" style:family="paragraph" style:parent-style-name="Text_20_body" style:list-style-name="L1">
      <style:text-properties officeooo:rsid="002ad322" officeooo:paragraph-rsid="002ad322"/>
    </style:style>
    <style:style style:name="P14" style:family="paragraph" style:parent-style-name="Text_20_body" style:list-style-name="L2">
      <style:text-properties officeooo:rsid="002b912a" officeooo:paragraph-rsid="002b912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5023" style:font-style-asian="italic" style:font-style-complex="italic"/>
    </style:style>
    <style:style style:name="T4" style:family="text">
      <style:text-properties officeooo:rsid="002ad322"/>
    </style:style>
    <style:style style:name="T5" style:family="text">
      <style:text-properties officeooo:rsid="002c50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4">Angular (Javascript+Typescript) Framework</text:h>
      <text:p text:style-name="P8">Should <text:span text:style-name="T2">$PROJECT_ANGULAR</text:span> is set to its source directory in <text:span text:style-name="T2">CONFIG.toml</text:span> (default is “<text:span text:style-name="T2">srcANGULAR/</text:span>”<text:span text:style-name="T5">)</text:span>, AutomataCI shall setup 2 set of technologies for operating Angular framework (<text:a xlink:type="simple" xlink:href="https://angular.io/" text:style-name="Internet_20_link" text:visited-style-name="Visited_20_Internet_20_Link">https://angular.io/</text:a>):</text:p>
      <text:list text:style-name="L1">
        <text:list-item>
          <text:p text:style-name="P13">NodeJS (<text:a xlink:type="simple" xlink:href="https://nodejs.org/" text:style-name="Internet_20_link" text:visited-style-name="Visited_20_Internet_20_Link">https://nodejs.org/</text:a>) JavaScript runtime engine; AND</text:p>
        </text:list-item>
        <text:list-item>
          <text:p text:style-name="P13">Angular CLI (<text:a xlink:type="simple" xlink:href="https://angular.io/cli" text:style-name="Internet_20_link" text:visited-style-name="Visited_20_Internet_20_Link">https://angular.io/cli</text:a>).</text:p>
        </text:list-item>
      </text:list>
      <text:p text:style-name="P8">Manually, the commands are the same as shown in Table <text:sequence-ref text:reference-format="category-and-value" text:ref-name="refText0">1</text:sequence-ref>.</text:p>
      <text:p text:style-name="P10"><text:span text:style-name="T4">Table</text:span> <text:sequence text:ref-name="refText0" text:name="Text" text:formula="ooow:Text+1" style:num-format="1">1</text:sequence>: <text:span text:style-name="T4">Angular Framework Manual Commands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# UNIX <text:span text:style-name="T4">OS</text:span> (Linux &amp; MacOS)</text:p>
            <text:p text:style-name="P7">$ brew install node</text:p>
            <text:p text:style-name="P7">$ npm install -g @angular/cli</text:p>
            <text:p text:style-name="P7"/>
            <text:p text:style-name="P9"># <text:span text:style-name="T4">WINDOWS OS</text:span></text:p>
            <text:p text:style-name="P7">$ choco install node -y</text:p>
            <text:p text:style-name="P7">$ npm install -g @angular/cli</text:p>
          </table:table-cell>
        </table:table-row>
      </table:table>
      <text:p text:style-name="P8"/>
      <text:p text:style-name="P8">Duly noted however, should AutomataCI detects any existing installation (supplied by host OS or already installed manually before execution), the Setup CI job shall automatically skip the duplicated installation.</text:p>
      <text:p text:style-name="P8"/>
      <text:p text:style-name="P11">The default Setup CI job shall setup the following toolkit:</text:p>
      <text:list text:style-name="L2">
        <text:list-item>
          <text:p text:style-name="P14"><text:span text:style-name="T2">$PROJECT_PATH_ROOT/$PROJECT_PATH_TOOLS/</text:span><text:span text:style-name="T3">node</text:span><text:span text:style-name="T2">-</text:span><text:span text:style-name="T3">engine</text:span> (<text:span text:style-name="T5">runtime</text:span>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5M44S</meta:editing-duration>
    <meta:editing-cycles>3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48:22.702340671</dc:date>
    <dc:creator>Kean Ho Chew</dc:creator>
    <meta:document-statistic meta:table-count="1" meta:image-count="0" meta:object-count="0" meta:page-count="1" meta:paragraph-count="20" meta:word-count="154" meta:character-count="1084" meta:non-whitespace-character-count="954"/>
    <meta:template xlink:type="simple" xlink:actuate="onRequest" xlink:title="Official Book" xlink:href="../../templates/Book.ott" meta:date="2023-11-17T20:33:17.245827505"/>
  </office:meta>
</office:document-meta>
</file>